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AVERAGE([.F2:.F61])" office:value-type="currency" office:currency="EUR" office:value="12.0766666666667">
            <text:p>€ 12,08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AVERAGE([.F3:.F62])" office:value-type="currency" office:currency="EUR" office:value="11.9677966101695">
            <text:p>€ 11,97</text:p>
          </table:table-cell>
          <table:table-cell table:formula="of:=AVERAGE([.F3:.F61])" office:value-type="currency" office:currency="EUR" office:value="11.9677966101695">
            <text:p>€ 11,97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AVERAGE([.F4:.F63])" office:value-type="currency" office:currency="EUR" office:value="11.7948275862069">
            <text:p>€ 11,79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AVERAGE([.F5:.F64])" office:value-type="currency" office:currency="EUR" office:value="11.8701754385965">
            <text:p>€ 11,87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AVERAGE([.F6:.F65])" office:value-type="currency" office:currency="EUR" office:value="11.8678571428571">
            <text:p>€ 11,87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AVERAGE([.F7:.F66])" office:value-type="currency" office:currency="EUR" office:value="11.8109090909091">
            <text:p>€ 11,81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AVERAGE([.F8:.F67])" office:value-type="currency" office:currency="EUR" office:value="11.9648148148148">
            <text:p>€ 11,96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9:.F68])" office:value-type="currency" office:currency="EUR" office:value="12.0207547169811">
            <text:p>€ 12,02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AVERAGE([.F10:.F69])" office:value-type="currency" office:currency="EUR" office:value="11.9346153846154">
            <text:p>€ 11,93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AVERAGE([.F11:.F70])" office:value-type="currency" office:currency="EUR" office:value="12.0509803921569">
            <text:p>€ 12,05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12:.F71])" office:value-type="currency" office:currency="EUR" office:value="12.092">
            <text:p>€ 12,09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AVERAGE([.F13:.F72])" office:value-type="currency" office:currency="EUR" office:value="11.8285714285714">
            <text:p>€ 11,83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AVERAGE([.F14:.F73])" office:value-type="currency" office:currency="EUR" office:value="11.9083333333333">
            <text:p>€ 11,91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AVERAGE([.F15:.F74])" office:value-type="currency" office:currency="EUR" office:value="11.9170212765957">
            <text:p>€ 11,92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AVERAGE([.F16:.F75])" office:value-type="currency" office:currency="EUR" office:value="11.9695652173913">
            <text:p>€ 11,97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AVERAGE([.F17:.F76])" office:value-type="currency" office:currency="EUR" office:value="12.1466666666667">
            <text:p>€ 12,15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AVERAGE([.F18:.F77])" office:value-type="currency" office:currency="EUR" office:value="12.2636363636364">
            <text:p>€ 12,26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AVERAGE([.F19:.F78])" office:value-type="currency" office:currency="EUR" office:value="12.246511627907">
            <text:p>€ 12,25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AVERAGE([.F20:.F79])" office:value-type="currency" office:currency="EUR" office:value="12.1571428571429">
            <text:p>€ 12,16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21:.F80])" office:value-type="currency" office:currency="EUR" office:value="12.1975609756098">
            <text:p>€ 12,2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AVERAGE([.F22:.F81])" office:value-type="currency" office:currency="EUR" office:value="12.29">
            <text:p>€ 12,29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AVERAGE([.F23:.F82])" office:value-type="currency" office:currency="EUR" office:value="11.7076923076923">
            <text:p>€ 11,71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AVERAGE([.F24:.F83])" office:value-type="currency" office:currency="EUR" office:value="11.5157894736842">
            <text:p>€ 11,52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AVERAGE([.F25:.F84])" office:value-type="currency" office:currency="EUR" office:value="11.6783783783784">
            <text:p>€ 11,68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26:.F85])" office:value-type="currency" office:currency="EUR" office:value="11.7527777777778">
            <text:p>€ 11,75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AVERAGE([.F27:.F86])" office:value-type="currency" office:currency="EUR" office:value="11.9028571428571">
            <text:p>€ 11,9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AVERAGE([.F28:.F87])" office:value-type="currency" office:currency="EUR" office:value="11.4294117647059">
            <text:p>€ 11,43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AVERAGE([.F29:.F88])" office:value-type="currency" office:currency="EUR" office:value="11.3515151515152">
            <text:p>€ 11,35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AVERAGE([.F30:.F89])" office:value-type="currency" office:currency="EUR" office:value="11.3625">
            <text:p>€ 11,36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AVERAGE([.F31:.F90])" office:value-type="currency" office:currency="EUR" office:value="11.0838709677419">
            <text:p>€ 11,08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AVERAGE([.F32:.F91])" office:value-type="currency" office:currency="EUR" office:value="10.87">
            <text:p>€ 10,87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AVERAGE([.F33:.F92])" office:value-type="currency" office:currency="EUR" office:value="11.0103448275862">
            <text:p>€ 11,01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AVERAGE([.F34:.F93])" office:value-type="currency" office:currency="EUR" office:value="11.0642857142857">
            <text:p>€ 11,06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AVERAGE([.F35:.F94])" office:value-type="currency" office:currency="EUR" office:value="10.437037037037">
            <text:p>€ 10,44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AVERAGE([.F36:.F95])" office:value-type="currency" office:currency="EUR" office:value="10.4538461538462">
            <text:p>€ 10,45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AVERAGE([.F37:.F96])" office:value-type="currency" office:currency="EUR" office:value="10.584">
            <text:p>€ 10,58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AVERAGE([.F38:.F97])" office:value-type="currency" office:currency="EUR" office:value="10.3791666666667">
            <text:p>€ 10,38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AVERAGE([.F39:.F98])" office:value-type="currency" office:currency="EUR" office:value="10.2217391304348">
            <text:p>€ 10,22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AVERAGE([.F40:.F99])" office:value-type="currency" office:currency="EUR" office:value="10.4590909090909">
            <text:p>€ 10,46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AVERAGE([.F41:.F100])" office:value-type="currency" office:currency="EUR" office:value="10.4571428571429">
            <text:p>€ 10,46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AVERAGE([.F42:.F101])" office:value-type="currency" office:currency="EUR" office:value="10.705">
            <text:p>€ 10,71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AVERAGE([.F43:.F102])" office:value-type="currency" office:currency="EUR" office:value="10.3736842105263">
            <text:p>€ 10,37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AVERAGE([.F44:.F103])" office:value-type="currency" office:currency="EUR" office:value="10.6833333333333">
            <text:p>€ 10,68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AVERAGE([.F45:.F104])" office:value-type="currency" office:currency="EUR" office:value="10.1941176470588">
            <text:p>€ 10,19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AVERAGE([.F46:.F105])" office:value-type="currency" office:currency="EUR" office:value="10.425">
            <text:p>€ 10,43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AVERAGE([.F47:.F106])" office:value-type="currency" office:currency="EUR" office:value="10.22">
            <text:p>€ 10,22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48:.F107])" office:value-type="currency" office:currency="EUR" office:value="9.34285714285714">
            <text:p>€ 9,34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AVERAGE([.F49:.F108])" office:value-type="currency" office:currency="EUR" office:value="9.21538461538461">
            <text:p>€ 9,22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AVERAGE([.F50:.F109])" office:value-type="currency" office:currency="EUR" office:value="9.63333333333333">
            <text:p>€ 9,63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AVERAGE([.F51:.F110])" office:value-type="currency" office:currency="EUR" office:value="9.05454545454546">
            <text:p>€ 9,05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AVERAGE([.F52:.F111])" office:value-type="currency" office:currency="EUR" office:value="9.58">
            <text:p>€ 9,58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AVERAGE([.F53:.F112])" office:value-type="currency" office:currency="EUR" office:value="8.42222222222222">
            <text:p>€ 8,42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AVERAGE([.F54:.F113])" office:value-type="currency" office:currency="EUR" office:value="7.6">
            <text:p>€ 7,6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AVERAGE([.F55:.F114])" office:value-type="currency" office:currency="EUR" office:value="8.32857142857143">
            <text:p>€ 8,33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AVERAGE([.F56:.F115])" office:value-type="currency" office:currency="EUR" office:value="8.38333333333333">
            <text:p>€ 8,38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AVERAGE([.F57:.F116])" office:value-type="currency" office:currency="EUR" office:value="8.66">
            <text:p>€ 8,66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AVERAGE([.F58:.F117])" office:value-type="currency" office:currency="EUR" office:value="7.7">
            <text:p>€ 7,7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AVERAGE([.F59:.F118])" office:value-type="currency" office:currency="EUR" office:value="8.6">
            <text:p>€ 8,6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AVERAGE([.F60:.F119])" office:value-type="currency" office:currency="EUR" office:value="8">
            <text:p>€ 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AVERAGE([.F61:.F120])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3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3:04</dc:date>
    <meta:generator>OpenOffice/4.1.15$Unix OpenOffice.org_project/4115m2$Build-9813</meta:generator>
    <meta:editing-duration>PT11S</meta:editing-duration>
    <meta:editing-cycles>1</meta:editing-cycles>
    <meta:document-statistic meta:table-count="1" meta:cell-count="554" meta:object-count="0"/>
  </office:meta>
</office:document-meta>
</file>